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4" style:family="table">
      <style:table-properties style:width="6.5208in" fo:margin-left="-0.0208in" fo:margin-top="0in" fo:margin-bottom="0in" fo:break-before="auto" fo:break-after="auto" table:align="left"/>
    </style:style>
    <style:style style:name="Table4.A" style:family="table-column">
      <style:table-column-properties style:column-width="2.1875in"/>
    </style:style>
    <style:style style:name="Table4.B"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break-before="auto" fo:break-after="auto"/>
    </style:style>
    <style:style style:name="P4" style:family="paragraph" style:parent-style-name="Standard">
      <loext:graphic-properties draw:fill="solid" draw:fill-color="#1e1e1e"/>
      <style:paragraph-properties fo:line-height="100%" fo:break-before="auto" fo:break-after="auto" fo:background-color="#1e1e1e"/>
    </style:style>
    <style:style style:name="P5" style:family="paragraph" style:parent-style-name="Standard">
      <loext:graphic-properties draw:fill="solid" draw:fill-color="#1e1e1e"/>
      <style:paragraph-properties fo:line-height="135%" fo:break-before="auto" fo:break-after="auto" fo:background-color="#1e1e1e"/>
      <style:text-properties fo:color="#d4d4d4" style:font-name="Courier New" fo:font-size="10.5pt" style:font-name-asian="Courier New1" style:font-size-asian="10.5pt" style:font-name-complex="Courier New1" style:font-size-complex="10.5pt"/>
    </style:style>
    <style:style style:name="P6" style:family="paragraph" style:parent-style-name="Standard">
      <loext:graphic-properties draw:fill="solid" draw:fill-color="#1e1e1e"/>
      <style:paragraph-properties fo:line-height="100%" fo:break-before="auto" fo:break-after="auto" fo:background-color="#1e1e1e"/>
      <style:text-properties fo:color="#d4d4d4" style:font-name="Courier New" fo:font-size="10.5pt" style:font-name-asian="Courier New1" style:font-size-asian="10.5pt" style:font-name-complex="Courier New1" style:font-size-complex="10.5pt"/>
    </style:style>
    <style:style style:name="P7" style:family="paragraph" style:parent-style-name="Standard" style:list-style-name="WWNum1">
      <style:paragraph-properties fo:margin-left="0.5in" fo:margin-right="0in" fo:text-indent="-0.25in" style:auto-text-indent="false" fo:break-before="auto" fo:break-after="auto"/>
    </style:style>
    <style:style style:name="P8" style:family="paragraph" style:parent-style-name="Standard" style:list-style-name="WWNum3">
      <style:paragraph-properties fo:margin-left="0.5in" fo:margin-right="0in" fo:text-indent="-0.25in" style:auto-text-indent="false" fo:break-before="auto" fo:break-after="auto"/>
    </style:style>
    <style:style style:name="P9" style:family="paragraph" style:parent-style-name="Standard" style:list-style-name="WWNum2">
      <style:paragraph-properties fo:margin-left="0.5in" fo:margin-right="0in" fo:text-indent="-0.25in" style:auto-text-indent="false" fo:break-before="auto" fo:break-after="auto"/>
    </style:style>
    <style:style style:name="P10" style:family="paragraph" style:parent-style-name="Standard" style:list-style-name="WWNum4">
      <style:paragraph-properties fo:margin-left="0.5in" fo:margin-right="0in" fo:text-indent="-0.25in" style:auto-text-indent="false" fo:break-before="auto" fo:break-after="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1in" fo:margin-right="0in" fo:text-indent="0in" style:auto-text-indent="false" fo:break-before="auto" fo:break-after="auto"/>
    </style:style>
    <style:style style:name="P14" style:family="paragraph" style:parent-style-name="Standard">
      <style:paragraph-properties fo:margin-left="1in" fo:margin-right="0in" fo:text-indent="0in" style:auto-text-indent="false" fo:break-before="auto" fo:break-after="auto"/>
      <style:text-properties style:font-name="Courier New" style:font-name-asian="Courier New1" style:font-name-complex="Courier New1"/>
    </style:style>
    <style:style style:name="P15" style:family="paragraph" style:parent-style-name="Heading_20_2">
      <style:paragraph-properties fo:break-before="auto" fo:break-after="auto"/>
    </style:style>
    <style:style style:name="P16" style:family="paragraph" style:parent-style-name="Heading_20_3">
      <style:paragraph-properties fo:break-before="auto" fo:break-after="auto"/>
    </style:style>
    <style:style style:name="P17" style:family="paragraph" style:parent-style-name="Heading_20_4">
      <style:paragraph-properties fo:break-before="auto" fo:break-after="auto"/>
    </style:style>
    <style:style style:name="P18" style:family="paragraph" style:parent-style-name="Title" style:master-page-name="Standard">
      <style:paragraph-properties style:page-number="1" fo:break-before="auto" fo:break-after="auto"/>
    </style:style>
    <style:style style:name="T1" style:family="text">
      <style:text-properties style:text-underline-style="none"/>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name="Courier New" style:font-name-asian="Courier New1" style:font-name-complex="Courier New1"/>
    </style:style>
    <style:style style:name="T5" style:family="text">
      <style:text-properties fo:color="#d4d4d4" style:font-name="Courier New" fo:font-size="10.5pt" style:font-name-asian="Courier New1" style:font-size-asian="10.5pt" style:font-name-complex="Courier New1" style:font-size-complex="10.5pt"/>
    </style:style>
    <style:style style:name="T6" style:family="text">
      <style:text-properties fo:color="#569cd6" style:font-name="Courier New" fo:font-size="10.5pt" style:font-name-asian="Courier New1" style:font-size-asian="10.5pt" style:font-name-complex="Courier New1" style:font-size-complex="10.5pt"/>
    </style:style>
    <style:style style:name="T7" style:family="text">
      <style:text-properties fo:color="#b5cea8" style:font-name="Courier New" fo:font-size="10.5pt" style:font-name-asian="Courier New1" style:font-size-asian="10.5pt" style:font-name-complex="Courier New1" style:font-size-complex="10.5pt"/>
    </style:style>
    <style:style style:name="T8" style:family="text">
      <style:text-properties fo:color="#6a9955" style:font-name="Courier New" fo:font-size="10.5pt" style:font-name-asian="Courier New1" style:font-size-asian="10.5pt" style:font-name-complex="Courier New1" style:font-size-complex="10.5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style:font-name="Courier New" fo:font-size="10.5pt" style:font-name-asian="Courier New1" style:font-size-asian="10.5pt" style:font-name-complex="Courier New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whlhh81fobyp"/>Introduction</text:p>
      <text:p text:style-name="P3"/>
      <text:p text:style-name="P3">The goal of this proposal is to standardize, within the P4 community, header definitions for some of the most common headers specified in public RFC and IEEE specifications. The aim of portable P4 Headers (PPH) is to ease the portability and interoperability of P4 programs written by the community, and to make it easier for P4 developers to focus on their specific application needs, instead of writing standard headers. <office:annotation office:name="__Annotation__9_1131922536"><dc:creator>Deleted user</dc:creator><dc:date>2021-12-09T03:18:17</dc:date><text:p><text:span text:style-name="T9">@andy.fingerhut@gmail.com and myself had a very productive conversation today. The thinking is that this project might serve as a very good use case for the P4 namespace system that Andy proposed a while ago in this document (https://docs.google.com/document/d/1NNC4t5NjAhzOhiC_DauiYrw80h1cXjZhshdRTuAPSnc/edit?usp=sharing)</text:span></text:p><text:p/><text:p><text:span text:style-name="T9">If we implement that, then we can put all these definitions in a separate namespace (e.g. "PPH") from where people will be able to import just the headers that they want. Also, there will be no naming conflicts with the things they'll define.</text:span></text:p></office:annotation><office:annotation office:name="__Annotation__11_1131922536"><dc:creator>Deleted user</dc:creator><dc:date>2021-12-09T03:45:22</dc:date><text:p><text:span text:style-name="T9">Alan, I added a paragraph of text to Andy's document specifically referring to this proposal -- you might want to take a look.</text:span></text:p></office:annotation>While P4 programs are typically not compatible across different target architectures, PPH aims to help improve the readability and understanding of P4 programs for those interested in sharing their P4 programs publicly<office:annotation-end office:name="__Annotation__9_1131922536"/><office:annotation-end office:name="__Annotation__11_1131922536"/>.</text:p>
      <text:p text:style-name="P3"/>
      <text:p text:style-name="P3">The PPH proposal will focus on common</text:p>
      <text:list xml:id="list3072086152" text:style-name="WWNum1">
        <text:list-item>
          <text:p text:style-name="P7">header type names</text:p>
        </text:list-item>
        <text:list-item>
          <text:p text:style-name="P7">field names</text:p>
        </text:list-item>
        <text:list-item>
          <text:p text:style-name="P7">field name sizes</text:p>
        </text:list-item>
        <text:list-item>
          <text:p text:style-name="P7">typedefs for standard fields</text:p>
        </text:list-item>
        <text:list-item>
          <text:p text:style-name="P7">consts for standard field values</text:p>
        </text:list-item>
      </text:list>
      <text:p text:style-name="P3"/>
      <text:p text:style-name="P3"><text:span text:style-name="T2">PPH considers only the P4-16 language definition specification.</text:span></text:p>
      <text:p text:style-name="P3"/>
      <text:p text:style-name="P3">Non-goals of this PPH proposal include</text:p>
      <text:list xml:id="list2163637590" text:style-name="WWNum3">
        <text:list-item>
          <text:p text:style-name="P8">Requiring any P4 developer to conform to the PPH coding style</text:p>
        </text:list-item>
        <text:list-item>
          <text:p text:style-name="P8">Prohibiting any P4 developer from using only part of the PPH</text:p>
        </text:list-item>
        <text:list-item>
          <text:p text:style-name="P8">Prohibiting any P4 developer from forking, extending or modifying the PPH</text:p>
        </text:list-item>
      </text:list>
      <text:p text:style-name="P3"/>
      <text:p text:style-name="P3">The PPH proposal is based on a collection of open source examples of P4 source code, gathered across the industry and academia (summer 2021), and will be published by P4.org under the Apache 2.0 license. Any exclusion is not intentional, and all contributions are welcomed.</text:p>
      <text:p text:style-name="P3">The proposed P4 header source files will consist primarily of P4_16 `header` type</text:p>
      <text:p text:style-name="P3"><text:soft-page-break/>definitions, but likely also common <text:s/>`const` and `enum` definitions for relevant values of fields such as Ethernet protocol values and IPv4 protocol / IPv6 Next header values.</text:p>
      <text:p text:style-name="P3"/>
      <text:p text:style-name="P3">The headers will be restricted to those often used in networking, with public RFC or IEEE specifications. They will focus on the fixed-length fixed-format portions of those headers, given that the current state of the art P4 implementations often handle those via `varbit` fields, without parsing their internal structure. For example, they will include one definition of a TCP header that is exactly 20 bytes long, since many P4 programs do not need to parse</text:p>
      <text:p text:style-name="P3">TCP options, and another TCP header definition that starts with those same 20 bytes, followed by a `varbit` field that includes all of the possible TCP options (up to 40 bytes long).</text:p>
      <text:p text:style-name="P3"/>
      <text:p text:style-name="P3">There will be no header definitions that are proprietary to any company included in these header files published by P4.org, unless that company chooses to include them and release their definitions under the appropriate license. <text:s/>There will be no mentions of specifics of particular P4 target or compilers, unless the vendors of those targets/compilers choose to publish them. There will be no trade secret or proprietary information of any kind included in PPH.</text:p>
      <text:p text:style-name="P3"/>
      <text:p text:style-name="P3">Users of PPH should feel free to create their own header definitions that are different from the published ones in areas where different P4 implementations have different limitations, bugs, or suggested workarounds that compile better on a specific target device. Examples of such areas include:</text:p>
      <text:p text:style-name="P3"/>
      <text:list xml:id="list2730789580" text:style-name="WWNum2">
        <text:list-item>
          <text:p text:style-name="P9">IPv6 extension headers</text:p>
        </text:list-item>
        <text:list-item>
          <text:p text:style-name="P9">Whether to include IPv4 options in the IPv4 header definition or keep them separate. <text:s/>The published files will include one definition of an IPv4 header that has no IPv4 options at all, and a separate IPv4-with-options header type definition that does include the options as a single `varbit` field.</text:p>
        </text:list-item>
        <text:list-item>
          <text:p text:style-name="P9">Whether the IPv4 header has (a) a single 16-bit field for reserved+MF+DF+fragment offset fields, or (b) a 3-bit field and a <text:s/>13-bit field, or (c) 3 1-bit fields and a 13-bit field, etc.</text:p>
        </text:list-item>
        <text:list-item>
          <text:p text:style-name="P9">Use of header unions to denote headers that are mutually exclusive.</text:p>
        </text:list-item>
      </text:list>
      <text:p text:style-name="P3"/>
      <text:p text:style-name="P3">Additional header definitions, used to assist in parsing the internal structure of IPv4 options, may be addressed in a future version of these files. Where the P4 developer decides to modify a PPH header (e.g. given performance/restrictions of a current P4 target or compiler) it is <text:s/>recommended that the different variant be created by</text:p>
      <text:list xml:id="list3483138129" text:style-name="WWNum4">
        <text:list-item>
          <text:p text:style-name="P10">Copying <text:s/>the header definition in the P4.org published file</text:p>
        </text:list-item>
        <text:list-item>
          <text:p text:style-name="P10">Rename its type to something unique to the target specific code base</text:p>
        </text:list-item>
        <text:list-item>
          <text:p text:style-name="P10">Change only the field definitions that are needed, <text:s/>leaving the names and types of the others as they are, so they share <text:s/>as much in common with the public header definitions as possible</text:p>
        </text:list-item>
      </text:list>
      <text:p text:style-name="P16"><text:bookmark text:name="_df2js5fyelsk"/>Code style survey</text:p>
      <text:p text:style-name="P3">There are multiple types of coding styles. It appears P4 developers are most commonly influenced by C and C++ styles <text:s/>(e.g. from programming software dataplanes and kernel modules), but also Java from the control plane (e.g. ONOS). The main choices are camel case and snake_case with some suffix variations. The following data was obtained from 12 different sources, 6 from industry and 6 from open source/academic sources.</text:p>
      <text:p text:style-name="P3"/>
      <text:p text:style-name="P17"><text:bookmark text:name="_xod8a9me8kc2"/><text:soft-page-break/>Headers</text:p>
      <table:table table:name="Table1" table:style-name="Table1">
        <table:table-column table:style-name="Table1.A" table:number-columns-repeated="3"/>
        <table:table-column table:style-name="Table1.D"/>
        <table:table-row table:style-name="Table1.1">
          <table:table-cell table:style-name="Table1.A1" table:number-columns-spanned="4" office:value-type="string">
            <text:p text:style-name="P11"><text:span text:style-name="T3">Headers</text:span></text:p>
          </table:table-cell>
          <table:covered-table-cell/>
          <table:covered-table-cell/>
          <table:covered-table-cell/>
        </table:table-row>
        <table:table-row table:style-name="Table1.2">
          <table:table-cell table:style-name="Table1.A1" office:value-type="string">
            <text:p text:style-name="P12"><text:span text:style-name="T2">standard_header_h</text:span></text:p>
          </table:table-cell>
          <table:table-cell table:style-name="Table1.A1" office:value-type="string">
            <text:p text:style-name="P1"><text:span text:style-name="T2">StandardHeader_h</text:span></text:p>
          </table:table-cell>
          <table:table-cell table:style-name="Table1.A1" office:value-type="string">
            <text:p text:style-name="P1"><text:span text:style-name="T2">std_hdr_t</text:span></text:p>
          </table:table-cell>
          <table:table-cell table:style-name="Table1.A1" office:value-type="string">
            <text:p text:style-name="P1"><text:span text:style-name="T2">standard_header_t</text:span></text:p>
          </table:table-cell>
        </table:table-row>
        <table:table-row table:style-name="Table1.3">
          <table:table-cell table:style-name="Table1.A1" office:value-type="string">
            <text:p text:style-name="P12">17%</text:p>
          </table:table-cell>
          <table:table-cell table:style-name="Table1.A1" office:value-type="string">
            <text:p text:style-name="P12">8%</text:p>
          </table:table-cell>
          <table:table-cell table:style-name="Table1.A1" office:value-type="string">
            <text:p text:style-name="P12">8%</text:p>
          </table:table-cell>
          <table:table-cell table:style-name="Table1.A1" office:value-type="string">
            <text:p text:style-name="P12"><text:span text:style-name="T3">67%</text:span></text:p>
          </table:table-cell>
        </table:table-row>
      </table:table>
      <text:p text:style-name="P3">The most common headers and name style are:</text:p>
      <text:p text:style-name="P3"/>
      <text:p text:style-name="P13"><text:span text:style-name="T4">ethernet_t<text:tab/><text:tab/>vlan_tag_t</text:span></text:p>
      <text:p text:style-name="P13"><text:span text:style-name="T4">ipv4_t<text:tab/><text:tab/>ipv6_t</text:span></text:p>
      <text:p text:style-name="P13"><text:span text:style-name="T4">gre_t<text:tab/><text:tab/><text:tab/></text:span></text:p>
      <text:p text:style-name="P13"><text:span text:style-name="T4">udp_t<text:tab/><text:tab/><text:tab/>tcp_t</text:span></text:p>
      <text:p text:style-name="P13"><text:span text:style-name="T4">vxlan_t<text:tab/><text:tab/>vxlan_gpe_t</text:span></text:p>
      <text:p text:style-name="P14"/>
      <text:p text:style-name="P13"><text:span text:style-name="T4">icmp_t<text:tab/><text:tab/>arp_t</text:span></text:p>
      <text:p text:style-name="P14"/>
      <text:p text:style-name="P3"/>
      <text:p text:style-name="P17"><text:bookmark text:name="_fmkywhn1yh5o"/>Header Fields</text:p>
      <table:table table:name="Table2" table:style-name="Table2">
        <table:table-column table:style-name="Table2.A" table:number-columns-repeated="3"/>
        <table:table-column table:style-name="Table2.D"/>
        <table:table-row table:style-name="Table2.1">
          <table:table-cell table:style-name="Table2.A1" table:number-columns-spanned="4" office:value-type="string">
            <text:p text:style-name="P2"><text:span text:style-name="T3">Fields</text:span></text:p>
          </table:table-cell>
          <table:covered-table-cell/>
          <table:covered-table-cell/>
          <table:covered-table-cell/>
        </table:table-row>
        <table:table-row table:style-name="Table2.2">
          <table:table-cell table:style-name="Table2.A1" office:value-type="string">
            <text:p text:style-name="P1"><text:span text:style-name="T2">ether_type</text:span></text:p>
          </table:table-cell>
          <table:table-cell table:style-name="Table2.A1" office:value-type="string">
            <text:p text:style-name="P1"><text:span text:style-name="T2">etherType</text:span></text:p>
          </table:table-cell>
          <table:table-cell table:style-name="Table2.A1" office:value-type="string">
            <text:p text:style-name="P1"><text:span text:style-name="T2">e_type</text:span></text:p>
          </table:table-cell>
          <table:table-cell table:style-name="Table2.A1" office:value-type="string">
            <text:p text:style-name="P1"><text:span text:style-name="T2">ethernetType</text:span></text:p>
          </table:table-cell>
        </table:table-row>
        <table:table-row table:style-name="Table2.3">
          <table:table-cell table:style-name="Table2.A1" office:value-type="string">
            <text:p text:style-name="P1"><text:span text:style-name="T3">42%</text:span></text:p>
          </table:table-cell>
          <table:table-cell table:style-name="Table2.A1" office:value-type="string">
            <text:p text:style-name="P1">16%</text:p>
          </table:table-cell>
          <table:table-cell table:style-name="Table2.A1" office:value-type="string">
            <text:p text:style-name="P1">21%</text:p>
          </table:table-cell>
          <table:table-cell table:style-name="Table2.A1" office:value-type="string">
            <text:p text:style-name="P1">21%</text:p>
          </table:table-cell>
        </table:table-row>
      </table:table>
      <text:p text:style-name="P3"/>
      <text:p text:style-name="P3">Again, the most common style is snake_case, with mostly the full word used instead of an abbreviation. Five of these sources contained a mix of CamelCase and snake_case, which seems to be an oversight: e.g. where CamelCase is expected (srcPort, dataOffset and urgentPtr) and occasional snake_case slips in (options_ts). </text:p>
      <text:p text:style-name="P17"><text:bookmark text:name="_f7uga2xjb8dw"/><text:soft-page-break/>Constants:</text:p>
      <text:p text:style-name="P3"/>
      <text:p text:style-name="P3"><office:annotation office:name="__Annotation__140_1131922536"><dc:creator>Deleted user</dc:creator><dc:date>2021-12-06T18:15:33</dc:date><text:p><text:span text:style-name="T9">That is because what has appeared in the first P4_16 presentation :) But since then a lot of people switched to serializable enums.</text:span></text:p></office:annotation>Pretty much all the sources choose<office:annotation-end office:name="__Annotation__140_1131922536"/>:</text:p>
      <text:p text:style-name="P3"/>
      <text:p text:style-name="P4"><text:span text:style-name="T5">const </text:span><text:span text:style-name="T6">bit</text:span><text:span text:style-name="T5">&lt;</text:span><text:span text:style-name="T7">16</text:span><text:span text:style-name="T5">&gt; ETHERTYPE_IPV4 = </text:span><text:span text:style-name="T7">0x0800</text:span><text:span text:style-name="T5">;</text:span></text:p>
      <text:p text:style-name="P4"><text:span text:style-name="T5">const </text:span><text:span text:style-name="T6">bit</text:span><text:span text:style-name="T5">&lt;</text:span><text:span text:style-name="T7">16</text:span><text:span text:style-name="T5">&gt; ETHERTYPE_ARP = </text:span><text:span text:style-name="T7">0x0806</text:span><text:span text:style-name="T5">;</text:span></text:p>
      <text:p text:style-name="P5"/>
      <text:p text:style-name="P3"/>
      <text:p text:style-name="P17"><text:bookmark text:name="_wj0kdj2owf7m"/>Typedefs:</text:p>
      <text:p text:style-name="P3"/>
      <text:p text:style-name="P3">Most of the industry vendors use typedefs. Half of all headers use typedefs with snake case</text:p>
      <text:p text:style-name="P4"><text:span text:style-name="T5">typedef </text:span><text:span text:style-name="T6">bit</text:span><text:span text:style-name="T5">&lt;</text:span><text:span text:style-name="T7">48</text:span><text:span text:style-name="T5">&gt; mac_addr_t;</text:span></text:p>
      <text:p text:style-name="P4"><text:span text:style-name="T5">typedef </text:span><text:span text:style-name="T6">bit</text:span><text:span text:style-name="T5">&lt;</text:span><text:span text:style-name="T7">12</text:span><text:span text:style-name="T5">&gt; vlan_id_t;</text:span></text:p>
      <text:p text:style-name="P4"><text:span text:style-name="T5">typedef </text:span><text:span text:style-name="T6">bit</text:span><text:span text:style-name="T5">&lt;</text:span><text:span text:style-name="T7">32</text:span><text:span text:style-name="T5">&gt; ipv4_addr_t;</text:span></text:p>
      <text:p text:style-name="P4"><text:span text:style-name="T5">typedef </text:span><text:span text:style-name="T6">bit</text:span><text:span text:style-name="T5">&lt;</text:span><text:span text:style-name="T7">16</text:span><text:span text:style-name="T5">&gt; l4_port_t;</text:span></text:p>
      <text:p text:style-name="P3"/>
      <text:p text:style-name="P3">versus</text:p>
      <text:p text:style-name="P3"/>
      <text:p text:style-name="P4"><text:span text:style-name="T5">typedef </text:span><text:span text:style-name="T6">bit</text:span><text:span text:style-name="T5">&lt;</text:span><text:span text:style-name="T7">48</text:span><text:span text:style-name="T5">&gt; <text:s text:c="2"/>EthernetAddress;</text:span></text:p>
      <text:p text:style-name="P4"><text:span text:style-name="T5">typedef </text:span><text:span text:style-name="T6">bit</text:span><text:span text:style-name="T5">&lt;</text:span><text:span text:style-name="T7">32</text:span><text:span text:style-name="T5">&gt; <text:s text:c="2"/>IPv4Address;</text:span></text:p>
      <text:p text:style-name="P4"><text:span text:style-name="T5">typedef </text:span><text:span text:style-name="T6">bit</text:span><text:span text:style-name="T5">&lt;</text:span><text:span text:style-name="T7">128</text:span><text:span text:style-name="T5">&gt; <text:s/>IPv6Address;</text:span></text:p>
      <text:p text:style-name="P3"><text:soft-page-break/></text:p>
      <text:p text:style-name="P17"><text:bookmark text:name="_xfzv75rmfh5e"/></text:p>
      <table:table table:name="Table3" table:style-name="Table3">
        <table:table-column table:style-name="Table3.A"/>
        <table:table-column table:style-name="Table3.B"/>
        <table:table-row table:style-name="Table3.1">
          <table:table-cell table:style-name="Table3.A1" table:number-columns-spanned="2" office:value-type="string">
            <text:p text:style-name="P2"><text:span text:style-name="T3">Typedefs</text:span></text:p>
          </table:table-cell>
          <table:covered-table-cell/>
        </table:table-row>
        <table:table-row table:style-name="Table3.2">
          <table:table-cell table:style-name="Table3.A1" office:value-type="string">
            <text:p text:style-name="P1"><text:span text:style-name="T2">ether_type_t</text:span></text:p>
          </table:table-cell>
          <table:table-cell table:style-name="Table3.A1" office:value-type="string">
            <text:p text:style-name="P1"><text:span text:style-name="T2">ethernetType</text:span></text:p>
          </table:table-cell>
        </table:table-row>
        <table:table-row table:style-name="Table3.3">
          <table:table-cell table:style-name="Table3.A1" office:value-type="string">
            <text:p text:style-name="P1"><text:span text:style-name="T3">60%</text:span></text:p>
          </table:table-cell>
          <table:table-cell table:style-name="Table3.A1" office:value-type="string">
            <text:p text:style-name="P1">40%</text:p>
          </table:table-cell>
        </table:table-row>
      </table:table>
      <text:p text:style-name="P3"/>
      <text:p text:style-name="P3">The most common was snake_case style, along with an “_t” type identifier at the end. Fortunately no one uses hungarian notation.</text:p>
      <text:p text:style-name="P3"/>
      <text:p text:style-name="P17"><text:bookmark text:name="_8735ycjxy6s6"/>Unions</text:p>
      <text:p text:style-name="P3">Three vendors are using union types </text:p>
      <text:p text:style-name="P3"/>
      <text:p text:style-name="P4"><text:span text:style-name="T5">header_union ip_h {</text:span></text:p>
      <text:p text:style-name="P4"><text:span text:style-name="T5"><text:s text:c="2"/>ipv4_t ipv4;</text:span></text:p>
      <text:p text:style-name="P4"><text:span text:style-name="T5"><text:s text:c="2"/>ipv6_t ipv6;</text:span></text:p>
      <text:p text:style-name="P4"><text:span text:style-name="T5">}</text:span></text:p>
      <text:p text:style-name="P6"/>
      <text:p text:style-name="P4"><text:span text:style-name="T5">header_union l4_uh {</text:span></text:p>
      <text:p text:style-name="P4"><text:span text:style-name="T5"><text:s text:c="4"/>udp_h <text:s text:c="2"/>udp;</text:span></text:p>
      <text:p text:style-name="P4"><text:span text:style-name="T5"><text:s text:c="4"/>tcp_h <text:s text:c="2"/>tcp;</text:span></text:p>
      <text:p text:style-name="P4"><text:span text:style-name="T5"><text:s text:c="4"/>icmp_h <text:s/>icmpv4;</text:span></text:p>
      <text:p text:style-name="P4"><text:span text:style-name="T5"><text:s text:c="4"/>icmp_h <text:s/>icmpv6;</text:span></text:p>
      <text:p text:style-name="P4"><text:soft-page-break/><text:span text:style-name="T5">}</text:span></text:p>
      <text:p text:style-name="P5"/>
      <text:p text:style-name="P3"/>
      <text:p text:style-name="P3">This one is interesting, because aside from adding an extra layer of syntax (hdr.ip.ipv4), it potentially allows the compiler to optimize extractions since it explicitly signals that these two header types cannot occur at the same time (at the same offset), just like in C</text:p>
      <text:p text:style-name="P3"/>
      <text:p text:style-name="P17"><text:bookmark text:name="_bx4846a4lsg1"/>Enums</text:p>
      <text:p text:style-name="P3"><office:annotation office:name="__Annotation__251_1131922536"><dc:creator>Deleted user</dc:creator><dc:date>2021-12-07T18:08:51</dc:date><text:p><text:span text:style-name="T9">Here is another example (from the page above): https://github.com/praveingk/DPTP/blob/master/v_16/p4_src/dptp_parser.p4</text:span></text:p></office:annotation><office:annotation office:name="__Annotation__249_1131922536"><dc:creator>Deleted user</dc:creator><dc:date>2021-12-07T18:07:50</dc:date><text:p><text:span text:style-name="T9">Here is at least one: https://github.com/cheetahlb/cheetah-tcp-timestamp-tofino/blob/master/p4src/stateful_cheetah.p4</text:span></text:p><text:p/><text:p><text:span text:style-name="T9">I do not know what did you use, but here are a couple of places where you can find additional sources:</text:span></text:p><text:p><text:span text:style-name="T9">1) https://github.com/barefootnetworks/Open-Tofino  The README.md file lists about 20 projects. The repo has its own files, but they represent just one coding style</text:span></text:p><text:p><text:span text:style-name="T9">2) http://intel.com/icrp-papers -- a number of papers there have links to the source code as well</text:span></text:p></office:annotation><office:annotation office:name="__Annotation__247_1131922536"><dc:creator>Deleted user</dc:creator><dc:date>2021-12-07T06:22:21</dc:date><text:p><text:span text:style-name="T9">We can check, but to be honest most surveys will not be that useful, since people do not spend time trying various options, but rather follow some previous examples (I can tell for sure, since I've written many of those). So, for example, the initial example had constants simply because serializable enum was not even there, but it got "stuck" with many people.</text:span></text:p><text:p/><text:p><text:span text:style-name="T9">One of the major advantages of serializable enums is that they allow for better API generation, so that if someone wants to match on IPV4 ethertype, they can enter 'IPV4" instead of 0x0800. Constants do not allow for that.</text:span></text:p></office:annotation><office:annotation office:name="__Annotation__245_1131922536"><dc:creator>Alan Lo (NVDA)</dc:creator><dc:date>2021-12-07T02:53:50</dc:date><text:p><text:span text:style-name="T9">This survey was done in the summer. If you are able to share additional P4 sources from industry or academia that would be great.</text:span></text:p></office:annotation><office:annotation office:name="__Annotation__243_1131922536"><dc:creator>Deleted user</dc:creator><dc:date>2021-12-06T18:14:42</dc:date><text:p><text:span text:style-name="T9">Actually, a lot of people use serializable enums and in many cases I think they might be preferable to the constants of the same types.</text:span></text:p></office:annotation>None of the contributed P4 source used enums<office:annotation-end office:name="__Annotation__243_1131922536"/><office:annotation-end office:name="__Annotation__245_1131922536"/><office:annotation-end office:name="__Annotation__247_1131922536"/><office:annotation-end office:name="__Annotation__249_1131922536"/><office:annotation-end office:name="__Annotation__251_1131922536"/>, serializable or regular</text:p>
      <text:p text:style-name="P3"/>
      <text:p text:style-name="P3"/>
      <text:p text:style-name="P15"><text:bookmark text:name="_35r9fxfzkwjc"/>A Proposed Code style</text:p>
      <text:p text:style-name="P3"/>
      <text:p text:style-name="P3"/>
      <table:table table:name="Table4" table:style-name="Table4">
        <table:table-column table:style-name="Table4.A"/>
        <table:table-column table:style-name="Table4.B" table:number-columns-repeated="2"/>
        <table:table-row table:style-name="Table4.1">
          <table:table-cell table:style-name="Table4.A1" office:value-type="string">
            <text:p text:style-name="P12">Type</text:p>
          </table:table-cell>
          <table:table-cell table:style-name="Table4.A1" office:value-type="string">
            <text:p text:style-name="P12">Syntax</text:p>
          </table:table-cell>
          <table:table-cell table:style-name="Table4.A1" office:value-type="string">
            <text:p text:style-name="P12">Description</text:p>
          </table:table-cell>
        </table:table-row>
        <table:table-row table:style-name="Table4.1">
          <table:table-cell table:style-name="Table4.A1" office:value-type="string">
            <text:p text:style-name="P1">Headers</text:p>
          </table:table-cell>
          <table:table-cell table:style-name="Table4.A1" office:value-type="string">
            <text:p text:style-name="P1">standard_header_t</text:p>
          </table:table-cell>
          <table:table-cell table:style-name="Table4.A1" office:value-type="string">
            <text:p text:style-name="P1">snake_case, with “_t” identifier at the end. While not a majority, seems better so as not to mix with typedefs (below).</text:p>
            <text:p text:style-name="P1">Prefer lengthier description rather than terse abbreviations</text:p>
          </table:table-cell>
        </table:table-row>
        <table:table-row table:style-name="Table4.1">
          <table:table-cell table:style-name="Table4.A1" office:value-type="string">
            <text:p text:style-name="P12">Header fields</text:p>
          </table:table-cell>
          <table:table-cell table:style-name="Table4.A1" office:value-type="string">
            <text:p text:style-name="P12">standard_field</text:p>
          </table:table-cell>
          <table:table-cell table:style-name="Table4.A1" office:value-type="string">
            <text:p text:style-name="P12">snake_case, with lengthier name rather than abbreviation</text:p>
          </table:table-cell>
        </table:table-row>
        <table:table-row table:style-name="Table4.1">
          <table:table-cell table:style-name="Table4.A1" office:value-type="string">
            <text:p text:style-name="P12">Constant field values</text:p>
          </table:table-cell>
          <table:table-cell table:style-name="Table4.A1" office:value-type="string">
            <text:p text:style-name="P12">UPPER_CASE</text:p>
          </table:table-cell>
          <table:table-cell table:style-name="Table4.A1" office:value-type="string">
            <text:p text:style-name="P12">Uppercase snake_case, prefer P4 const with type rather than #define</text:p>
          </table:table-cell>
        </table:table-row>
        <table:table-row table:style-name="Table4.1">
          <table:table-cell table:style-name="Table4.A1" office:value-type="string">
            <text:p text:style-name="P12">Typedefs</text:p>
          </table:table-cell>
          <table:table-cell table:style-name="Table4.A1" office:value-type="string">
            <text:p text:style-name="P12">standard _type_t</text:p>
          </table:table-cell>
          <table:table-cell table:style-name="Table4.A1" office:value-type="string">
            <text:p text:style-name="P12">Snake_case with “_t” identifier. Usage varies</text:p>
          </table:table-cell>
        </table:table-row>
        <table:table-row table:style-name="Table4.1">
          <table:table-cell table:style-name="Table4.A1" office:value-type="string">
            <text:p text:style-name="P12">Header Union</text:p>
          </table:table-cell>
          <table:table-cell table:style-name="Table4.A1" office:value-type="string">
            <text:p text:style-name="P12">ip_h</text:p>
          </table:table-cell>
          <table:table-cell table:style-name="Table4.A1" office:value-type="string">
            <text:p text:style-name="P12">Snake_case with “_h”.</text:p>
            <text:p text:style-name="P12">However, this may have other implications other than coding style.</text:p>
          </table:table-cell>
        </table:table-row>
      </table:table>
      <text:p text:style-name="P3"/>
      <text:p text:style-name="P3"/>
      <text:p text:style-name="P3">Here are some basic examples, focusing on the most common headers and field layouts.</text:p>
      <text:p text:style-name="P3"><text:soft-page-break/>.</text:p>
      <text:p text:style-name="P3"><text:span text:style-name="T2">Note - fields which </text:span><text:span text:style-name="T2"><office:annotation office:name="__Annotation__326_1131922536"><dc:creator>Deleted user</dc:creator><dc:date>2021-12-07T06:30:36</dc:date><text:p><text:span text:style-name="T9">The problem is when the same (protocol) headers have different definitions.</text:span></text:p><text:p/><text:p><text:span text:style-name="T9">For example here:</text:span></text:p><text:p/><text:p><text:span text:style-name="T9">header ethernet_h {</text:span></text:p><text:p><text:span text:style-name="T9">mac_addr_t dst_addr;</text:span></text:p><text:p><text:span text:style-name="T9">mac_addr_t src_addr;</text:span></text:p><text:p><text:span text:style-name="T9">}</text:span></text:p><text:p/><text:p><text:span text:style-name="T9">header llc_h {</text:span></text:p><text:p><text:span text:style-name="T9">bit&lt;16&gt; len;</text:span></text:p><text:p><text:span text:style-name="T9">bit&lt;8&gt; dsap;</text:span></text:p><text:p><text:span text:style-name="T9">bit&lt;8&gt; ssap;</text:span></text:p><text:p><text:span text:style-name="T9">bit&lt;8&gt; ctrl;</text:span></text:p><text:p><text:span text:style-name="T9">}</text:span></text:p><text:p/><text:p><text:span text:style-name="T9">header snap_h {</text:span></text:p><text:p><text:span text:style-name="T9">bit&lt;24&gt; oui;</text:span></text:p><text:p><text:span text:style-name="T9">ether_type_t ether_type;</text:span></text:p><text:p><text:span text:style-name="T9">}</text:span></text:p><text:p/><text:p><text:span text:style-name="T9">header etherII_h {</text:span></text:p><text:p><text:span text:style-name="T9">ether_type_t ether_type;</text:span></text:p><text:p><text:span text:style-name="T9">}</text:span></text:p><text:p/><text:p><text:span text:style-name="T9">header vlan_tag_h {</text:span></text:p><text:p><text:span text:style-name="T9">ether_type_t tpid;</text:span></text:p><text:p><text:span text:style-name="T9">bit&lt;3&gt; pcp;</text:span></text:p><text:p><text:span text:style-name="T9">bit&lt;1&gt; dei;</text:span></text:p><text:p><text:span text:style-name="T9">bit&lt;12&gt; vid;</text:span></text:p><text:p><text:span text:style-name="T9">}</text:span></text:p></office:annotation></text:span><text:span text:style-name="T2"><office:annotation office:name="__Annotation__324_1131922536"><dc:creator>Alan Lo (NVDA)</dc:creator><dc:date>2021-12-07T03:17:39</dc:date><text:p><text:span text:style-name="T9">See the intro section. The best we can do as a community is to pick the most common usage. Any additional P4 headers you have that are up to date and being actively used are welcome to join the survey</text:span></text:p></office:annotation></text:span><text:span text:style-name="T2"><office:annotation office:name="__Annotation__322_1131922536"><dc:creator>Deleted user</dc:creator><dc:date>2021-12-06T18:27:47</dc:date><text:p><text:span text:style-name="T9">So, if this is a standard library, how one is supposed to choose?</text:span></text:p></office:annotation></text:span><text:span text:style-name="T2">can potentially have finer granularity</text:span><office:annotation-end office:name="__Annotation__322_1131922536"/><office:annotation-end office:name="__Annotation__324_1131922536"/><office:annotation-end office:name="__Annotation__326_1131922536"/><text:span text:style-name="T2"> (e.g <text:s/>individual flag bits), or variable size TLVs have not been addressed. List of typedefs, consts and headers are not complete, but shown as a general example of style</text:span></text:p>
      <text:p text:style-name="P3"/>
      <text:p text:style-name="P6"/>
      <text:p text:style-name="P4"><text:span text:style-name="T8">// Some common field types</text:span></text:p>
      <text:p text:style-name="P4"><text:span text:style-name="T5">typedef </text:span><text:span text:style-name="T6">bit</text:span><text:span text:style-name="T5">&lt;</text:span><text:span text:style-name="T7">48</text:span><text:span text:style-name="T5">&gt; <text:s text:c="2"/>mac_address_t;</text:span></text:p>
      <text:p text:style-name="P4"><text:span text:style-name="T5">typedef </text:span><text:span text:style-name="T6">bit</text:span><text:span text:style-name="T5">&lt;</text:span><text:span text:style-name="T7">12</text:span><text:span text:style-name="T5">&gt; <text:s text:c="2"/>vlan_id_t;</text:span></text:p>
      <text:p text:style-name="P4"><text:span text:style-name="T5">typedef </text:span><text:span text:style-name="T6">bit</text:span><text:span text:style-name="T5">&lt;</text:span><text:span text:style-name="T7">32</text:span><text:span text:style-name="T5">&gt; <text:s text:c="2"/>ipv4_address_t;</text:span></text:p>
      <text:p text:style-name="P4"><text:span text:style-name="T5">typedef </text:span><text:span text:style-name="T6">bit</text:span><text:span text:style-name="T5">&lt;</text:span><text:span text:style-name="T7">128</text:span><text:span text:style-name="T5">&gt; <text:s/>ipv6_address_t;</text:span></text:p>
      <text:p text:style-name="P4"><text:span text:style-name="T5">typedef </text:span><text:span text:style-name="T6">bit</text:span><text:span text:style-name="T5">&lt;</text:span><text:span text:style-name="T7">24</text:span><text:span text:style-name="T5">&gt; <text:s text:c="2"/>vni_t;</text:span></text:p>
      <text:p text:style-name="P6"/>
      <text:p text:style-name="P4"><text:span text:style-name="T8">// Some typical ether_types</text:span></text:p>
      <text:p text:style-name="P4"><text:span text:style-name="T5">const </text:span><text:span text:style-name="T6">bit</text:span><text:span text:style-name="T5">&lt;</text:span><text:span text:style-name="T7">16</text:span><text:span text:style-name="T5">&gt; ETHERTYPE_MAC <text:s text:c="3"/>= </text:span><text:span text:style-name="T7">0x6558</text:span><text:span text:style-name="T5">;</text:span></text:p>
      <text:p text:style-name="P4"><text:span text:style-name="T5">const </text:span><text:span text:style-name="T6">bit</text:span><text:span text:style-name="T5">&lt;</text:span><text:span text:style-name="T7">16</text:span><text:span text:style-name="T5">&gt; ETHERTYPE_IPV4 <text:s text:c="2"/>= </text:span><text:span text:style-name="T7">0x0800</text:span><text:span text:style-name="T5">;</text:span></text:p>
      <text:p text:style-name="P4"><text:span text:style-name="T5">const </text:span><text:span text:style-name="T6">bit</text:span><text:span text:style-name="T5">&lt;</text:span><text:span text:style-name="T7">16</text:span><text:span text:style-name="T5">&gt; ETHERTYPE_IPV6 <text:s text:c="2"/>= </text:span><text:span text:style-name="T7">0x86DD</text:span><text:span text:style-name="T5">;</text:span></text:p>
      <text:p text:style-name="P6"/>
      <text:p text:style-name="P4"><office:annotation office:name="__Annotation__412_1131922536"><dc:creator>Deleted user</dc:creator><dc:date>2021-12-08T17:33:17</dc:date><text:p><text:span text:style-name="T9">I do not remember if I put another option here:</text:span></text:p><text:p/><text:p><text:span text:style-name="T9">header ethernet_h {</text:span></text:p><text:p><text:span text:style-name="T9">mac_addr_t dst_addr;</text:span></text:p><text:p><text:span text:style-name="T9">mac_addr_t src_addr;</text:span></text:p><text:p><text:span text:style-name="T9">}</text:span></text:p><text:p/><text:p><text:span text:style-name="T9">header llc_h {</text:span></text:p><text:p><text:span text:style-name="T9">bit&lt;16&gt; len;</text:span></text:p><text:p><text:span text:style-name="T9">bit&lt;8&gt; dsap;</text:span></text:p><text:p><text:span text:style-name="T9">bit&lt;8&gt; ssap;</text:span></text:p><text:p><text:span text:style-name="T9">bit&lt;8&gt; ctrl;</text:span></text:p><text:p><text:span text:style-name="T9">}</text:span></text:p><text:p/><text:p><text:span text:style-name="T9">header snap_h {</text:span></text:p><text:p><text:span text:style-name="T9">bit&lt;24&gt; oui;</text:span></text:p><text:p><text:span text:style-name="T9">/* or you can re-use etherII_h */</text:span></text:p><text:p><text:span text:style-name="T9">ether_type_t ether_type;</text:span></text:p><text:p><text:span text:style-name="T9">}</text:span></text:p><text:p/><text:p><text:span text:style-name="T9">header etherII_h {</text:span></text:p><text:p><text:span text:style-name="T9">ether_type_t ether_type;</text:span></text:p><text:p><text:span text:style-name="T9">}</text:span></text:p><text:p/><text:p><text:span text:style-name="T9">header vlan_tag_h {</text:span></text:p><text:p><text:span text:style-name="T9">ether_type_t tpid;</text:span></text:p><text:p><text:span text:style-name="T9">bit&lt;3&gt; pcp;</text:span></text:p><text:p><text:span text:style-name="T9">bit&lt;1&gt; dei;</text:span></text:p><text:p><text:span text:style-name="T9">bit&lt;12&gt; vid;</text:span></text:p><text:p><text:span text:style-name="T9">}</text:span></text:p></office:annotation><office:annotation office:name="__Annotation__410_1131922536"><dc:creator>Deleted user</dc:creator><dc:date>2021-12-07T19:50:57</dc:date><text:p><text:span text:style-name="T9">Also, btw, he the field inside vlan_tag_t is often called vid and not vlan_id (consistently with pcp and dei being abbreviations). In general, you want to have some naming convention, otherwise how will people know what is there or how to add a new header</text:span></text:p></office:annotation><office:annotation office:name="__Annotation__408_1131922536"><dc:creator>Deleted user</dc:creator><dc:date>2021-12-06T18:19:07</dc:date><text:p><text:span text:style-name="T9">This is often not the best arrangement at all. It makes it difficult to perform basic VLAN tag manipulation and makes working with non-EthernetII encapsulations less natural.</text:span></text:p></office:annotation><text:span text:style-name="T5">header ethernet_t</text:span></text:p>
      <text:p text:style-name="P4"><text:span text:style-name="T5">{</text:span></text:p>
      <text:p text:style-name="P4"><text:span text:style-name="T5"><text:s text:c="4"/>mac_address_t dst_addr;</text:span></text:p>
      <text:p text:style-name="P4"><text:span text:style-name="T5"><text:s text:c="4"/>mac_address_t src_addr;</text:span></text:p>
      <text:p text:style-name="P4"><text:span text:style-name="T5"><text:s text:c="4"/></text:span><text:span text:style-name="T6">bit</text:span><text:span text:style-name="T5">&lt;</text:span><text:span text:style-name="T7">16</text:span><text:span text:style-name="T5">&gt; <text:s text:c="6"/>ether_type;</text:span></text:p>
      <text:p text:style-name="P4"><text:soft-page-break/><text:span text:style-name="T5">}</text:span></text:p>
      <text:p text:style-name="P6"/>
      <text:p text:style-name="P4"><text:span text:style-name="T5">header vlan_tag_t {</text:span></text:p>
      <text:p text:style-name="P4"><text:span text:style-name="T5"><text:s text:c="4"/></text:span><text:span text:style-name="T6">bit</text:span><text:span text:style-name="T5">&lt;</text:span><text:span text:style-name="T7">3</text:span><text:span text:style-name="T5">&gt; <text:s text:c="4"/>pcp; <text:s text:c="8"/></text:span></text:p>
      <text:p text:style-name="P4"><text:span text:style-name="T5"><text:s text:c="4"/></text:span><text:span text:style-name="T6">bit</text:span><text:span text:style-name="T5">&lt;</text:span><text:span text:style-name="T7">1</text:span><text:span text:style-name="T5">&gt; <text:s text:c="4"/>dei; <text:s text:c="8"/></text:span></text:p>
      <text:p text:style-name="P4"><text:span text:style-name="T5"><text:s text:c="4"/>vlan_id_t <text:s/>vlan_id; <text:s/></text:span></text:p>
      <text:p text:style-name="P4"><text:span text:style-name="T5"><text:s text:c="4"/></text:span><text:span text:style-name="T6">bit</text:span><text:span text:style-name="T5">&lt;</text:span><text:span text:style-name="T7">16</text:span><text:span text:style-name="T5">&gt; <text:s text:c="3"/>ether_type;</text:span></text:p>
      <text:p text:style-name="P4"><text:span text:style-name="T5">}</text:span><office:annotation-end office:name="__Annotation__408_1131922536"/><office:annotation-end office:name="__Annotation__410_1131922536"/><office:annotation-end office:name="__Annotation__412_1131922536"/></text:p>
      <text:p text:style-name="P6"/>
      <text:p text:style-name="P4"><text:span text:style-name="T5">header ipv4_t {</text:span></text:p>
      <text:p text:style-name="P4"><text:span text:style-name="T5"><text:s text:c="4"/></text:span><text:span text:style-name="T6">bit</text:span><text:span text:style-name="T5">&lt;</text:span><text:span text:style-name="T7">4</text:span><text:span text:style-name="T5">&gt; <text:s text:c="5"/>version;</text:span></text:p>
      <text:p text:style-name="P4"><text:span text:style-name="T5"><text:s text:c="4"/></text:span><text:span text:style-name="T6">bit</text:span><text:span text:style-name="T5">&lt;</text:span><text:span text:style-name="T7">4</text:span><text:span text:style-name="T5">&gt; <text:s text:c="5"/>ihl;</text:span></text:p>
      <text:p text:style-name="P4"><text:span text:style-name="T5"><text:s text:c="4"/></text:span><text:span text:style-name="T6">bit</text:span><text:span text:style-name="T5">&lt;</text:span><text:span text:style-name="T7">8</text:span><text:span text:style-name="T5">&gt; <text:s text:c="5"/></text:span><text:span text:style-name="T5"><office:annotation office:name="__Annotation__435_1131922536"><dc:creator>Deleted user</dc:creator><dc:date>2021-12-07T06:42:15</dc:date><text:p><text:span text:style-name="T9">Or why diffserv and not tos (still a more modern name)</text:span></text:p></office:annotation></text:span><text:span text:style-name="T5"><office:annotation office:name="__Annotation__433_1131922536"><dc:creator>Deleted user</dc:creator><dc:date>2021-12-06T18:22:21</dc:date><text:p><text:span text:style-name="T9">Who should choose between this or more modern bit&lt;6&gt; dscp; bit&lt;2&gt; ecn?</text:span></text:p></office:annotation></text:span><text:span text:style-name="T5">diffserv</text:span><office:annotation-end office:name="__Annotation__433_1131922536"/><office:annotation-end office:name="__Annotation__435_1131922536"/><text:span text:style-name="T5">;</text:span></text:p>
      <text:p text:style-name="P4"><text:span text:style-name="T5"><text:s text:c="4"/></text:span><text:span text:style-name="T6">bit</text:span><text:span text:style-name="T5">&lt;</text:span><text:span text:style-name="T7">16</text:span><text:span text:style-name="T5">&gt; <text:s text:c="4"/>total_length;</text:span></text:p>
      <text:p text:style-name="P4"><text:span text:style-name="T5"><text:s text:c="4"/></text:span><text:span text:style-name="T6">bit</text:span><text:span text:style-name="T5">&lt;</text:span><text:span text:style-name="T7">16</text:span><text:span text:style-name="T5">&gt; <text:s text:c="4"/>identification;</text:span></text:p>
      <text:p text:style-name="P4"><text:span text:style-name="T5"><text:s text:c="4"/></text:span><text:span text:style-name="T6">bit</text:span><text:span text:style-name="T5">&lt;</text:span><text:span text:style-name="T7">3</text:span><text:span text:style-name="T5">&gt; <text:s text:c="5"/></text:span><text:span text:style-name="T5"><office:annotation office:name="__Annotation__455_1131922536"><dc:creator>Deleted user</dc:creator><dc:date>2021-12-06T18:24:07</dc:date><text:p><text:span text:style-name="T9">Who should choose between this single 3-bit field and individual bit&lt;1&gt; mf; bit&lt;1&gt;df; bit&lt;1&gt; reserved_0; ?</text:span></text:p></office:annotation></text:span><text:span text:style-name="T5">flags</text:span><office:annotation-end office:name="__Annotation__455_1131922536"/><text:span text:style-name="T5">;</text:span></text:p>
      <text:p text:style-name="P4"><text:span text:style-name="T5"><text:s text:c="4"/></text:span><text:span text:style-name="T6">bit</text:span><text:span text:style-name="T5">&lt;</text:span><text:span text:style-name="T7">13</text:span><text:span text:style-name="T5">&gt; <text:s text:c="4"/></text:span><text:span text:style-name="T5"><office:annotation office:name="__Annotation__465_1131922536"><dc:creator>Deleted user</dc:creator><dc:date>2021-12-07T06:41:29</dc:date><text:p><text:span text:style-name="T9">Why did we decide to use a short "frag" instead of "fragment" -- all other field names in this header seem to be using full words (i.e. why not "fragment_offset")</text:span></text:p></office:annotation></text:span><text:span text:style-name="T5">frag</text:span><office:annotation-end office:name="__Annotation__465_1131922536"/><text:span text:style-name="T5">_offset;</text:span></text:p>
      <text:p text:style-name="P4"><text:span text:style-name="T5"><text:s text:c="4"/></text:span><text:span text:style-name="T6">bit</text:span><text:span text:style-name="T5">&lt;</text:span><text:span text:style-name="T7">8</text:span><text:span text:style-name="T5">&gt; <text:s text:c="5"/>ttl;</text:span></text:p>
      <text:p text:style-name="P4"><text:span text:style-name="T5"><text:s text:c="4"/></text:span><text:span text:style-name="T10"><office:annotation office:name="__Annotation__485_1131922536"><dc:creator>Deleted user</dc:creator><dc:date>2021-12-07T06:32:10</dc:date><text:p><text:span text:style-name="T9">Currently, serializable enums are not extensible, although this is something that can be proposed (e.g. a non-serializable enum called "error" is extensible)</text:span></text:p></office:annotation></text:span><text:span text:style-name="T10"><office:annotation office:name="__Annotation__483_1131922536"><dc:creator>Alan Lo (NVDA)</dc:creator><dc:date>2021-12-07T02:57:36</dc:date><text:p><text:span text:style-name="T9">Are serializable enums extensible? e.g. if we propose standard enum for protocol, then someone may wish to add their own (non standard) protocols. Would that be a cast for example?</text:span></text:p></office:annotation></text:span><text:span text:style-name="T10"><office:annotation office:name="__Annotation__481_1131922536"><dc:creator>Deleted user</dc:creator><dc:date>2021-12-06T18:24:57</dc:date><text:p><text:span text:style-name="T9">Why bit&lt;8&gt; and not a serializable enum?</text:span></text:p></office:annotation></text:span><text:span text:style-name="T6">bit</text:span><text:span text:style-name="T5">&lt;</text:span><text:span text:style-name="T7">8</text:span><text:span text:style-name="T5">&gt; </text:span><office:annotation-end office:name="__Annotation__481_1131922536"/><office:annotation-end office:name="__Annotation__483_1131922536"/><office:annotation-end office:name="__Annotation__485_1131922536"/><text:span text:style-name="T5"><text:s text:c="5"/>protocol;</text:span></text:p>
      <text:p text:style-name="P4"><text:span text:style-name="T5"><text:s text:c="4"/></text:span><text:span text:style-name="T6">bit</text:span><text:span text:style-name="T5">&lt;</text:span><text:span text:style-name="T7">16</text:span><text:span text:style-name="T5">&gt; <text:s text:c="4"/>header_checksum;</text:span></text:p>
      <text:p text:style-name="P4"><text:span text:style-name="T5"><text:s text:c="4"/></text:span><text:span text:style-name="T5"><office:annotation office:name="__Annotation__496_1131922536"><dc:creator>Deleted user</dc:creator><dc:date>2021-12-07T06:44:11</dc:date><text:p><text:span text:style-name="T9">What is the reason for using "address" in the type name and "addr" in the field name?</text:span></text:p></office:annotation></text:span><text:span text:style-name="T5">ipv4_address_t src_addr;</text:span><office:annotation-end office:name="__Annotation__496_1131922536"/></text:p>
      <text:p text:style-name="P4"><text:soft-page-break/><text:span text:style-name="T5"><text:s text:c="4"/>ipv4_address_t dst_addr;</text:span></text:p>
      <text:p text:style-name="P4"><text:span text:style-name="T5">}</text:span></text:p>
      <text:p text:style-name="P6"/>
      <text:p text:style-name="P4"><text:span text:style-name="T10"><office:annotation office:name="__Annotation__520_1131922536"><dc:creator>Deleted user</dc:creator><dc:date>2021-12-06T18:25:57</dc:date><text:p><text:span text:style-name="T9">How one is supposed to represent the remaining of the option field (or the whole 0..40 bytes of options in case they are not interested in parsing them)?</text:span></text:p></office:annotation></text:span><text:span text:style-name="T5">header ipv4_option_t {</text:span></text:p>
      <text:p text:style-name="P4"><text:span text:style-name="T5"><text:s text:c="4"/></text:span><text:span text:style-name="T6">bit</text:span><text:span text:style-name="T5">&lt;</text:span><text:span text:style-name="T7">8</text:span><text:span text:style-name="T5">&gt; <text:s text:c="2"/>type;</text:span></text:p>
      <text:p text:style-name="P4"><text:span text:style-name="T5"><text:s text:c="4"/></text:span><text:span text:style-name="T6">bit</text:span><text:span text:style-name="T5">&lt;</text:span><text:span text:style-name="T7">8</text:span><text:span text:style-name="T5">&gt; <text:s text:c="2"/></text:span><text:span text:style-name="T6">length</text:span><text:span text:style-name="T5">;</text:span></text:p>
      <text:p text:style-name="P4"><text:span text:style-name="T5"><text:s text:c="4"/></text:span><text:span text:style-name="T6">bit</text:span><text:span text:style-name="T5">&lt;</text:span><text:span text:style-name="T7">16</text:span><text:span text:style-name="T5">&gt; <text:s/>value;</text:span></text:p>
      <text:p text:style-name="P4"><text:span text:style-name="T5">}</text:span><office:annotation-end office:name="__Annotation__520_1131922536"/></text:p>
      <text:p text:style-name="P6"/>
      <text:p text:style-name="P4"><text:span text:style-name="T5">header ipv6_t {</text:span></text:p>
      <text:p text:style-name="P4"><text:span text:style-name="T5"><text:s text:c="4"/></text:span><text:span text:style-name="T6">bit</text:span><text:span text:style-name="T5">&lt;</text:span><text:span text:style-name="T7">4</text:span><text:span text:style-name="T5">&gt; <text:s text:c="6"/>version;</text:span></text:p>
      <text:p text:style-name="P4"><text:span text:style-name="T5"><text:s text:c="4"/></text:span><text:span text:style-name="T6">bit</text:span><text:span text:style-name="T5">&lt;</text:span><text:span text:style-name="T7">8</text:span><text:span text:style-name="T5">&gt; <text:s text:c="6"/>traffic_class;</text:span></text:p>
      <text:p text:style-name="P4"><text:span text:style-name="T5"><text:s text:c="4"/></text:span><text:span text:style-name="T6">bit</text:span><text:span text:style-name="T5">&lt;</text:span><text:span text:style-name="T7">20</text:span><text:span text:style-name="T5">&gt; <text:s text:c="5"/>flow_label;</text:span></text:p>
      <text:p text:style-name="P4"><text:span text:style-name="T5"><text:s text:c="4"/></text:span><text:span text:style-name="T6">bit</text:span><text:span text:style-name="T5">&lt;</text:span><text:span text:style-name="T7">16</text:span><text:span text:style-name="T5">&gt; <text:s text:c="5"/>payload_length;</text:span></text:p>
      <text:p text:style-name="P4"><text:span text:style-name="T5"><text:s text:c="4"/></text:span><text:span text:style-name="T6">bit</text:span><text:span text:style-name="T5">&lt;</text:span><text:span text:style-name="T7">8</text:span><text:span text:style-name="T5">&gt; <text:s text:c="6"/>next_header;</text:span></text:p>
      <text:p text:style-name="P4"><text:span text:style-name="T5"><text:s text:c="4"/></text:span><text:span text:style-name="T6">bit</text:span><text:span text:style-name="T5">&lt;</text:span><text:span text:style-name="T7">8</text:span><text:span text:style-name="T5">&gt; <text:s text:c="6"/>hop_limit;</text:span></text:p>
      <text:p text:style-name="P4"><text:span text:style-name="T5"><text:s text:c="4"/>ipv6_address_t <text:s/>src_addr;</text:span></text:p>
      <text:p text:style-name="P4"><text:span text:style-name="T5"><text:s text:c="4"/>ipv6_address_t <text:s/>dst_addr;</text:span></text:p>
      <text:p text:style-name="P4"><text:span text:style-name="T5">}</text:span></text:p>
      <text:p text:style-name="P6"/>
      <text:p text:style-name="P4"><text:span text:style-name="T5"><office:annotation office:name="__Annotation__561_1131922536"><dc:creator>Alan Lo (NVDA)</dc:creator><dc:date>2021-12-07T02:58:36</dc:date><text:p><text:span text:style-name="T9">Agreed. Unions showed up in some, not in others. seems best to avoid them. I may need to change the section earlier, but after some community discussion.</text:span></text:p></office:annotation></text:span><text:span text:style-name="T5"><office:annotation office:name="__Annotation__559_1131922536"><dc:creator>Deleted user</dc:creator><dc:date>2021-12-06T18:20:53</dc:date><text:p><text:span text:style-name="T9">Given that not all vendors support header_unions and their usage is often detrimental to deep automatic optimization, I'd at least make this definition #ifdef-able</text:span></text:p></office:annotation></text:span><text:span text:style-name="T5">header_union</text:span><office:annotation-end office:name="__Annotation__559_1131922536"/><office:annotation-end office:name="__Annotation__561_1131922536"/><text:span text:style-name="T5"> ip_t {</text:span></text:p>
      <text:p text:style-name="P4"><text:soft-page-break/><text:span text:style-name="T5"><text:s text:c="2"/>ipv4_t v4;</text:span></text:p>
      <text:p text:style-name="P4"><text:span text:style-name="T5"><text:s text:c="2"/>ipv6_t v6;</text:span></text:p>
      <text:p text:style-name="P4"><text:span text:style-name="T5">}</text:span></text:p>
      <text:p text:style-name="P6"/>
      <text:p text:style-name="P4"><text:span text:style-name="T5">header mpls_t {</text:span></text:p>
      <text:p text:style-name="P4"><text:span text:style-name="T5"><text:s text:c="4"/></text:span><text:span text:style-name="T6">bit</text:span><text:span text:style-name="T5">&lt;</text:span><text:span text:style-name="T7">20</text:span><text:span text:style-name="T5">&gt; label;</text:span></text:p>
      <text:p text:style-name="P4"><text:span text:style-name="T5"><text:s text:c="4"/></text:span><text:span text:style-name="T6">bit</text:span><text:span text:style-name="T5">&lt;</text:span><text:span text:style-name="T7">3</text:span><text:span text:style-name="T5">&gt; <text:s/>tc;</text:span></text:p>
      <text:p text:style-name="P4"><text:span text:style-name="T5"><text:s text:c="4"/></text:span><text:span text:style-name="T6">bit</text:span><text:span text:style-name="T5">&lt;</text:span><text:span text:style-name="T7">1</text:span><text:span text:style-name="T5">&gt; <text:s/>bos;</text:span></text:p>
      <text:p text:style-name="P4"><text:span text:style-name="T5"><text:s text:c="4"/></text:span><text:span text:style-name="T6">bit</text:span><text:span text:style-name="T5">&lt;</text:span><text:span text:style-name="T7">8</text:span><text:span text:style-name="T5">&gt; <text:s/>ttl;</text:span></text:p>
      <text:p text:style-name="P4"><text:span text:style-name="T5">}</text:span></text:p>
      <text:p text:style-name="P6"/>
      <text:p text:style-name="P4"><text:span text:style-name="T5">header icmp_t {</text:span></text:p>
      <text:p text:style-name="P4"><text:span text:style-name="T5"><text:s text:c="4"/></text:span><text:span text:style-name="T6">bit</text:span><text:span text:style-name="T5">&lt;</text:span><text:span text:style-name="T7">8</text:span><text:span text:style-name="T5">&gt; <text:s/>type;</text:span></text:p>
      <text:p text:style-name="P4"><text:span text:style-name="T5"><text:s text:c="4"/></text:span><text:span text:style-name="T6">bit</text:span><text:span text:style-name="T5">&lt;</text:span><text:span text:style-name="T7">8</text:span><text:span text:style-name="T5">&gt; <text:s/>code;</text:span></text:p>
      <text:p text:style-name="P4"><text:span text:style-name="T5"><text:s text:c="4"/></text:span><text:span text:style-name="T6">bit</text:span><text:span text:style-name="T5">&lt;</text:span><text:span text:style-name="T7">16</text:span><text:span text:style-name="T5">&gt; checksum;</text:span></text:p>
      <text:p text:style-name="P4"><text:span text:style-name="T5"><text:s text:c="4"/></text:span><text:span text:style-name="T6">/</text:span><text:span text:style-name="T6"><office:annotation office:name="__Annotation__611_1131922536"><dc:creator>Deleted user</dc:creator><dc:date>2021-12-07T06:35:49</dc:date><text:p><text:span text:style-name="T9">You never know.</text:span></text:p></office:annotation></text:span><text:span text:style-name="T6">/ ICMP payload is not parsed</text:span><office:annotation-end office:name="__Annotation__611_1131922536"/></text:p>
      <text:p text:style-name="P4"><text:span text:style-name="T5">}</text:span></text:p>
      <text:p text:style-name="P6"/>
      <text:p text:style-name="P4"><text:span text:style-name="T5">header udp_t {</text:span></text:p>
      <text:p text:style-name="P4"><text:span text:style-name="T5"><text:s text:c="4"/></text:span><text:span text:style-name="T6">bit</text:span><text:span text:style-name="T5">&lt;</text:span><text:span text:style-name="T7">16</text:span><text:span text:style-name="T5">&gt; src_port;</text:span></text:p>
      <text:p text:style-name="P4"><text:span text:style-name="T5"><text:s text:c="4"/></text:span><text:span text:style-name="T6">bit</text:span><text:span text:style-name="T5">&lt;</text:span><text:span text:style-name="T7">16</text:span><text:span text:style-name="T5">&gt; dst_port;</text:span></text:p>
      <text:p text:style-name="P4"><text:soft-page-break/><text:span text:style-name="T5"><text:s text:c="4"/></text:span><text:span text:style-name="T6">bit</text:span><text:span text:style-name="T5">&lt;</text:span><text:span text:style-name="T7">16</text:span><text:span text:style-name="T5">&gt; </text:span><text:span text:style-name="T6">length</text:span><text:span text:style-name="T5">;</text:span></text:p>
      <text:p text:style-name="P4"><text:span text:style-name="T5"><text:s text:c="4"/></text:span><text:span text:style-name="T6">bit</text:span><text:span text:style-name="T5">&lt;</text:span><text:span text:style-name="T7">16</text:span><text:span text:style-name="T5">&gt; checksum;</text:span></text:p>
      <text:p text:style-name="P4"><text:span text:style-name="T5">}</text:span></text:p>
      <text:p text:style-name="P6"/>
      <text:p text:style-name="P4"><text:span text:style-name="T5">header tcp_t {</text:span></text:p>
      <text:p text:style-name="P4"><text:span text:style-name="T5"><text:s text:c="4"/></text:span><text:span text:style-name="T6">bit</text:span><text:span text:style-name="T5">&lt;</text:span><text:span text:style-name="T7">16</text:span><text:span text:style-name="T5">&gt; src_port;</text:span></text:p>
      <text:p text:style-name="P4"><text:span text:style-name="T5"><text:s text:c="4"/></text:span><text:span text:style-name="T6">bit</text:span><text:span text:style-name="T5">&lt;</text:span><text:span text:style-name="T7">16</text:span><text:span text:style-name="T5">&gt; dst_port;</text:span></text:p>
      <text:p text:style-name="P4"><text:span text:style-name="T5"><text:s text:c="2"/></text:span><text:span text:style-name="T10"><office:annotation office:name="__Annotation__661_1131922536"><dc:creator>Deleted user</dc:creator><dc:date>2021-12-07T06:47:13</dc:date><text:p><text:span text:style-name="T9">Why it was decided to use short, abbreviated names here, while in the other headers full words were used?</text:span></text:p></office:annotation></text:span><text:span text:style-name="T5"><text:s text:c="2"/></text:span><text:span text:style-name="T6">bit</text:span><text:span text:style-name="T5">&lt;</text:span><text:span text:style-name="T7">32</text:span><text:span text:style-name="T5">&gt; seq_no;</text:span></text:p>
      <text:p text:style-name="P4"><text:span text:style-name="T5"><text:s text:c="4"/></text:span><text:span text:style-name="T6">bit</text:span><text:span text:style-name="T5">&lt;</text:span><text:span text:style-name="T7">32</text:span><text:span text:style-name="T5">&gt; ack_no;</text:span><office:annotation-end office:name="__Annotation__661_1131922536"/></text:p>
      <text:p text:style-name="P4"><text:span text:style-name="T5"><text:s text:c="4"/></text:span><text:span text:style-name="T6">bit</text:span><text:span text:style-name="T5">&lt;</text:span><text:span text:style-name="T7">4</text:span><text:span text:style-name="T5">&gt; <text:s/>data_offset;</text:span></text:p>
      <text:p text:style-name="P4"><text:span text:style-name="T5"><text:s text:c="4"/></text:span><text:span text:style-name="T6">bit</text:span><text:span text:style-name="T5">&lt;</text:span><text:span text:style-name="T7">4</text:span><text:span text:style-name="T5">&gt; <text:s/>res;</text:span></text:p>
      <text:p text:style-name="P4"><text:span text:style-name="T5"><text:s text:c="4"/></text:span><text:span text:style-name="T10"><office:annotation office:name="__Annotation__679_1131922536"><dc:creator>Deleted user</dc:creator><dc:date>2021-12-07T06:47:36</dc:date><text:p><text:span text:style-name="T9">These 3 bits have many uses.</text:span></text:p></office:annotation></text:span><text:span text:style-name="T6">bit</text:span><text:span text:style-name="T5">&lt;</text:span><text:span text:style-name="T7">3</text:span><text:span text:style-name="T5">&gt; <text:s/>ecn</text:span><office:annotation-end office:name="__Annotation__679_1131922536"/><text:span text:style-name="T5">;</text:span></text:p>
      <text:p text:style-name="P4"><text:span text:style-name="T5"><text:s text:c="4"/></text:span><text:span text:style-name="T6">bit</text:span><text:span text:style-name="T5">&lt;</text:span><text:span text:style-name="T7">6</text:span><text:span text:style-name="T5">&gt; <text:s/></text:span><text:span text:style-name="T5"><office:annotation office:name="__Annotation__689_1131922536"><dc:creator>Deleted user</dc:creator><dc:date>2021-12-07T06:47:55</dc:date><text:p><text:span text:style-name="T9">Why not define each bit individually?</text:span></text:p></office:annotation></text:span><text:span text:style-name="T5">flags</text:span><office:annotation-end office:name="__Annotation__689_1131922536"/><text:span text:style-name="T5">;</text:span></text:p>
      <text:p text:style-name="P4"><text:span text:style-name="T5"><text:s text:c="4"/></text:span><text:span text:style-name="T6">bit</text:span><text:span text:style-name="T5">&lt;</text:span><text:span text:style-name="T7">16</text:span><text:span text:style-name="T5">&gt; </text:span><text:span text:style-name="T5"><office:annotation office:name="__Annotation__699_1131922536"><dc:creator>Deleted user</dc:creator><dc:date>2021-12-07T06:50:35</dc:date><text:p><text:span text:style-name="T9">Why "window" and not "window_size"?</text:span></text:p><text:p/><text:p><text:span text:style-name="T9">I'll stop here -- the point is: all these names are quite contentious and one of the reason people define these is so that they can use their own names, either because they are used to them or because they follow their coding conventions, etc.</text:span></text:p><text:p/><text:p><text:span text:style-name="T9">What you are doing here is basically codifying an arbitrary set of headers and names.</text:span></text:p></office:annotation></text:span><text:span text:style-name="T5">window</text:span><office:annotation-end office:name="__Annotation__699_1131922536"/><text:span text:style-name="T5">;</text:span></text:p>
      <text:p text:style-name="P4"><text:span text:style-name="T5"><text:s text:c="4"/></text:span><text:span text:style-name="T6">bit</text:span><text:span text:style-name="T5">&lt;</text:span><text:span text:style-name="T7">16</text:span><text:span text:style-name="T5">&gt; checksum;</text:span></text:p>
      <text:p text:style-name="P4"><text:span text:style-name="T5"><text:s text:c="4"/></text:span><text:span text:style-name="T6">bit</text:span><text:span text:style-name="T5">&lt;</text:span><text:span text:style-name="T7">16</text:span><text:span text:style-name="T5">&gt; urgent_ptr;</text:span></text:p>
      <text:p text:style-name="P4"><text:span text:style-name="T5">}</text:span></text:p>
      <text:p text:style-name="P6"/>
      <text:p text:style-name="P4"><text:span text:style-name="T5">header vxlan_t {</text:span></text:p>
      <text:p text:style-name="P4"><text:span text:style-name="T5"><text:s text:c="4"/></text:span><text:span text:style-name="T6">bit</text:span><text:span text:style-name="T5">&lt;</text:span><text:span text:style-name="T7">8</text:span><text:span text:style-name="T5">&gt; <text:s/>flags;</text:span></text:p>
      <text:p text:style-name="P4"><text:span text:style-name="T5"><text:s text:c="4"/></text:span><text:span text:style-name="T6">bit</text:span><text:span text:style-name="T5">&lt;</text:span><text:span text:style-name="T7">24</text:span><text:span text:style-name="T5">&gt; reserved;</text:span></text:p>
      <text:p text:style-name="P4"><text:soft-page-break/><text:span text:style-name="T5"><text:s text:c="4"/></text:span><text:span text:style-name="T6">bit</text:span><text:span text:style-name="T5">&lt;</text:span><text:span text:style-name="T7">24</text:span><text:span text:style-name="T5">&gt; vni;</text:span></text:p>
      <text:p text:style-name="P4"><text:span text:style-name="T5"><text:s text:c="4"/></text:span><text:span text:style-name="T6">bit</text:span><text:span text:style-name="T5">&lt;</text:span><text:span text:style-name="T7">8</text:span><text:span text:style-name="T5">&gt; <text:s/>reserved2;</text:span></text:p>
      <text:p text:style-name="P4"><text:span text:style-name="T5">}</text:span></text:p>
      <text:p text:style-name="P6"/>
      <text:p text:style-name="P4"><text:span text:style-name="T5">header vxlan_gpe_t {</text:span></text:p>
      <text:p text:style-name="P4"><text:span text:style-name="T5"><text:s text:c="4"/></text:span><text:span text:style-name="T6">bit</text:span><text:span text:style-name="T5">&lt;</text:span><text:span text:style-name="T7">8</text:span><text:span text:style-name="T5">&gt; <text:s/>flags;</text:span></text:p>
      <text:p text:style-name="P4"><text:span text:style-name="T5"><text:s text:c="4"/></text:span><text:span text:style-name="T6">bit</text:span><text:span text:style-name="T5">&lt;</text:span><text:span text:style-name="T7">16</text:span><text:span text:style-name="T5">&gt; reserved;</text:span></text:p>
      <text:p text:style-name="P4"><text:span text:style-name="T5"><text:s text:c="4"/></text:span><text:span text:style-name="T6">bit</text:span><text:span text:style-name="T5">&lt;</text:span><text:span text:style-name="T7">8</text:span><text:span text:style-name="T5">&gt; <text:s/>next_proto;</text:span></text:p>
      <text:p text:style-name="P4"><text:span text:style-name="T5"><text:s text:c="4"/></text:span><text:span text:style-name="T6">bit</text:span><text:span text:style-name="T5">&lt;</text:span><text:span text:style-name="T7">24</text:span><text:span text:style-name="T5">&gt; vni;</text:span></text:p>
      <text:p text:style-name="P4"><text:span text:style-name="T5"><text:s text:c="4"/></text:span><text:span text:style-name="T6">bit</text:span><text:span text:style-name="T5">&lt;</text:span><text:span text:style-name="T7">8</text:span><text:span text:style-name="T5">&gt; <text:s/>reserved2;</text:span></text:p>
      <text:p text:style-name="P4"><text:span text:style-name="T5">}</text:span></text:p>
      <text:p text:style-name="P6"/>
      <text:p text:style-name="P4"><text:span text:style-name="T5">header gre_t {</text:span></text:p>
      <text:p text:style-name="P4"><text:span text:style-name="T5"><text:s text:c="4"/></text:span><text:span text:style-name="T10"><office:annotation office:name="__Annotation__789_1131922536"><dc:creator>Deleted user</dc:creator><dc:date>2021-12-07T06:51:31</dc:date><text:p><text:span text:style-name="T9">Why not use short names as in the corresponding  RFC or why not to bunch these up as in the definitions of TCP or IPv4 above??? Where is consistency?</text:span></text:p></office:annotation></text:span><text:span text:style-name="T6">bit</text:span><text:span text:style-name="T5">&lt;</text:span><text:span text:style-name="T7">1</text:span><text:span text:style-name="T5">&gt; <text:s/>checksum_present;</text:span></text:p>
      <text:p text:style-name="P4"><text:span text:style-name="T5"><text:s text:c="4"/></text:span><text:span text:style-name="T6">bit</text:span><text:span text:style-name="T5">&lt;</text:span><text:span text:style-name="T7">1</text:span><text:span text:style-name="T5">&gt; <text:s/>routing_present;</text:span></text:p>
      <text:p text:style-name="P4"><text:span text:style-name="T5"><text:s text:c="4"/></text:span><text:span text:style-name="T6">bit</text:span><text:span text:style-name="T5">&lt;</text:span><text:span text:style-name="T7">1</text:span><text:span text:style-name="T5">&gt; <text:s/>key_present;</text:span></text:p>
      <text:p text:style-name="P4"><text:span text:style-name="T5"><text:s text:c="4"/></text:span><text:span text:style-name="T6">bit</text:span><text:span text:style-name="T5">&lt;</text:span><text:span text:style-name="T7">1</text:span><text:span text:style-name="T5">&gt; <text:s/>sequence_present;</text:span></text:p>
      <text:p text:style-name="P4"><text:span text:style-name="T5"><text:s text:c="4"/></text:span><text:span text:style-name="T6">bit</text:span><text:span text:style-name="T5">&lt;</text:span><text:span text:style-name="T7">1</text:span><text:span text:style-name="T5">&gt; <text:s/>strict_source_route</text:span><office:annotation-end office:name="__Annotation__789_1131922536"/><text:span text:style-name="T5">;</text:span></text:p>
      <text:p text:style-name="P4"><text:span text:style-name="T5"><text:s text:c="4"/></text:span><text:span text:style-name="T6">bit</text:span><text:span text:style-name="T5">&lt;</text:span><text:span text:style-name="T7">3</text:span><text:span text:style-name="T5">&gt; <text:s/>recursion_control;</text:span></text:p>
      <text:p text:style-name="P4"><text:span text:style-name="T5"><text:s text:c="4"/></text:span><text:span text:style-name="T6">bit</text:span><text:span text:style-name="T5">&lt;</text:span><text:span text:style-name="T7">5</text:span><text:span text:style-name="T5">&gt; <text:s/>flags;</text:span></text:p>
      <text:p text:style-name="P4"><text:span text:style-name="T5"><text:s text:c="4"/></text:span><text:span text:style-name="T6">bit</text:span><text:span text:style-name="T5">&lt;</text:span><text:span text:style-name="T7">3</text:span><text:span text:style-name="T5">&gt; <text:s/>version;</text:span></text:p>
      <text:p text:style-name="P4"><text:soft-page-break/><text:span text:style-name="T5"><text:s text:c="4"/></text:span><text:span text:style-name="T10"><office:annotation office:name="__Annotation__813_1131922536"><dc:creator>Deleted user</dc:creator><dc:date>2021-12-07T06:53:56</dc:date><text:p><text:span text:style-name="T9">First of all, it is called protocol_type, but if you defined ether_type_t, that would be the type for this field. It is quite important to distinguish it from the 8-bit protocol field in ipv4.</text:span></text:p></office:annotation></text:span><text:span text:style-name="T6">bit</text:span><text:span text:style-name="T5">&lt;</text:span><text:span text:style-name="T7">16</text:span><text:span text:style-name="T5">&gt; protocol</text:span><office:annotation-end office:name="__Annotation__813_1131922536"/><text:span text:style-name="T5">;</text:span></text:p>
      <text:p text:style-name="P4"><text:span text:style-name="T5">}</text:span></text:p>
      <text:p text:style-name="P6"/>
      <text:p text:style-name="P4"><text:span text:style-name="T5">header nvgre_t {</text:span></text:p>
      <text:p text:style-name="P4"><text:span text:style-name="T5"><text:s text:c="4"/></text:span><text:span text:style-name="T6">bit</text:span><text:span text:style-name="T5">&lt;</text:span><text:span text:style-name="T7">24</text:span><text:span text:style-name="T5">&gt; vsid;</text:span></text:p>
      <text:p text:style-name="P4"><text:span text:style-name="T5"><text:s text:c="4"/></text:span><text:span text:style-name="T6">bit</text:span><text:span text:style-name="T5">&lt;</text:span><text:span text:style-name="T7">8</text:span><text:span text:style-name="T5">&gt; flow_id;</text:span></text:p>
      <text:p text:style-name="P4"><text:span text:style-name="T5">}</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3" meta:paragraph-count="231" meta:word-count="1415" meta:character-count="9607" meta:non-whitespace-character-count="7927"/>
    <meta:generator>LibreOfficeDev/6.0.5.2$Linux_X86_64 LibreOffice_project/</meta:generator>
  </office:meta>
</office:document-meta>
</file>